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d73" officeooo:paragraph-rsid="0018ed73"/>
    </style:style>
    <style:style style:name="P2" style:family="paragraph" style:parent-style-name="Standard">
      <style:text-properties officeooo:rsid="001a16eb" officeooo:paragraph-rsid="001a16eb"/>
    </style:style>
    <style:style style:name="P3" style:family="paragraph" style:parent-style-name="Standard">
      <style:text-properties officeooo:paragraph-rsid="001a16eb"/>
    </style:style>
    <style:style style:name="T1" style:family="text">
      <style:text-properties officeooo:rsid="001a16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monsieur,</text:p>
      <text:p text:style-name="P1">La vidéo étant trop lourde et donc indéposable sur Célène, je vous mets un lien fileSender vers celle-ci afin que vous puissiez la récupérer.</text:p>
      <text:p text:style-name="P2">En cas de soucis envoyez nous un mail.</text:p>
      <text:p text:style-name="P2"/>
      <text:p text:style-name="P2">Cordialement.</text:p>
      <text:p text:style-name="P2"/>
      <text:p text:style-name="P2">Voici le lien :</text:p>
      <text:p text:style-name="P3"><text:a xlink:type="simple" xlink:href="https://filesender.renater.fr/?s=download&amp;token=28a16c31-0048-43be-9449-041c9f1f4a0c" text:style-name="Internet_20_link" text:visited-style-name="Visited_20_Internet_20_Link"><text:span text:style-name="T1">https://filesender.renater.fr/?s=download&amp;token=28a16c31-0048-43be-9449-041c9f1f4a0c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21:50:17.322000000</meta:creation-date>
    <dc:date>2025-03-09T21:52:31.835000000</dc:date>
    <meta:editing-duration>PT2M1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40" meta:character-count="308" meta:non-whitespace-character-count="274"/>
  </office:meta>
</office:document-meta>
</file>